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</style:style>
    <style:style style:name="ce2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Convergence tests: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. of child nod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PRegReq time slot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W recep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 timeSlot de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ultiple layer test:</text:p>
          </table:table-cell>
          <table:table-cell table:style-name="ce5"/>
          <table:table-cell table:style-name="ce8"/>
          <table:table-cell table:style-name="ce2" office:value-type="string" calcext:value-type="string">
            <text:p>Same layer test:</text:p>
          </table:table-cell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3" office:value-type="string" calcext:value-type="string">
            <text:p>Convergence time calculator:</text:p>
          </table:table-cell>
          <table:table-cell table:style-name="ce6" table:formula="of:=([.B6]+[.B4]+[.B5])*[.B3]-[.B5]" office:value-type="float" office:value="279" calcext:value-type="float">
            <text:p>279</text:p>
          </table:table-cell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1" table:number-rows-repeated="2">
          <table:table-cell table:style-name="ce3"/>
          <table:table-cell table:style-name="ce6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Test 1 result:</text:p>
          </table:table-cell>
          <table:table-cell table:style-name="ce6" office:value-type="string" calcext:value-type="string">
            <text:p>279[s]</text:p>
          </table:table-cell>
          <table:table-cell/>
          <table:table-cell table:style-name="ce3" office:value-type="string" calcext:value-type="string">
            <text:p>Test 1 result</text:p>
          </table:table-cell>
          <table:table-cell office:value-type="float" office:value="426" calcext:value-type="float">
            <text:p>426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 2 result:</text:p>
          </table:table-cell>
          <table:table-cell table:style-name="ce6" office:value-type="string" calcext:value-type="string">
            <text:p>279[s]</text:p>
          </table:table-cell>
          <table:table-cell/>
          <table:table-cell table:style-name="ce3" office:value-type="string" calcext:value-type="string">
            <text:p>Test 2 result</text:p>
          </table:table-cell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3 result</text:p>
          </table:table-cell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4 result</text:p>
          </table:table-cell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5 result</text:p>
          </table:table-cell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6 result</text:p>
          </table:table-cell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7 result</text:p>
          </table:table-cell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8 result</text:p>
          </table:table-cell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Test 9 result</text:p>
          </table:table-cell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1">
          <table:table-cell table:style-name="ce3"/>
          <table:table-cell table:style-name="ce6"/>
          <table:table-cell/>
          <table:table-cell table:style-name="ce3" office:value-type="string" calcext:value-type="string">
            <text:p>Average:</text:p>
          </table:table-cell>
          <table:table-cell table:formula="of:=SUM([.E12:.E20])/9" office:value-type="float" office:value="246.666666666667" calcext:value-type="float">
            <text:p>246.666666666667</text:p>
          </table:table-cell>
          <table:table-cell table:style-name="ce6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7"/>
          <table:table-cell/>
          <table:table-cell table:style-name="ce4"/>
          <table:table-cell table:style-name="ce10"/>
          <table:table-cell table:style-name="ce7"/>
          <table:table-cell table:number-columns-repeated="4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andom choice for ABPRegReq response: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dcoded Pare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"/>
          <table:table-cell table:style-name="ce15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de1------------------------------------</text:p>
          </table:table-cell>
          <table:table-cell office:value-type="string" calcext:value-type="string">
            <text:p>---------|</text:p>
          </table:table-cell>
          <table:table-cell office:value-type="string" calcext:value-type="string">
            <text:p><text:s text:c="9"/>|</text:p>
          </table:table-cell>
          <table:table-cell table:number-columns-repeated="2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de2--------------------------------------------------------------------------------------------------------------------------------|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ode3-------------------------------------------------------------------|</text:p>
          </table:table-cell>
          <table:table-cell table:number-columns-repeated="4"/>
          <table:table-cell office:value-type="string" calcext:value-type="string">
            <text:p><text:s text:c="9"/>|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de4--------------------------------------------------------------------------------------------------------------------------------|</text:p>
          </table:table-cell>
          <table:table-cell table:number-columns-repeated="6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20" office:value-type="string" calcext:value-type="string">
            <text:p>Next week plan:</text:p>
          </table:table-cell>
          <table:table-cell table:style-name="ce24" office:value-type="string" calcext:value-type="string">
            <text:p>-implement simple routing algorithm</text:p>
          </table:table-cell>
          <table:table-cell table:style-name="ce24"/>
          <table:table-cell table:style-name="ce27" table:number-columns-repeated="2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-implement hardcoded parent ABPRegAck response only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-implement End Node with APP data sending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-new version of the simulator returning CRC ERROR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-wireshark implementation to mesh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-time abstraction layer implementation (pc, dev board, simulator time)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table:style-name="ce4"/>
          <table:table-cell table:style-name="ce10" office:value-type="string" calcext:value-type="string">
            <text:p>-hardware node implementation</text:p>
          </table:table-cell>
          <table:table-cell table:style-name="ce10"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tc/gps tim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4:01:37.232357814</meta:creation-date>
    <dc:date>2023-05-26T17:32:17.015771005</dc:date>
    <meta:editing-duration>PT7H40M4S</meta:editing-duration>
    <meta:editing-cycles>14</meta:editing-cycles>
    <meta:generator>LibreOffice/7.3.7.2$Linux_X86_64 LibreOffice_project/30$Build-2</meta:generator>
    <meta:document-statistic meta:table-count="1" meta:cell-count="95" meta:object-count="0"/>
  </office:meta>
</office:document-meta>
</file>